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cdf92" officeooo:paragraph-rsid="00123f8a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690b9" officeooo:paragraph-rsid="001690b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e48db" officeooo:paragraph-rsid="001e48d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119f" officeooo:paragraph-rsid="0014119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690b9" officeooo:paragraph-rsid="001690b9" style:font-size-asian="10.5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0pt" officeooo:rsid="001cdf92" officeooo:paragraph-rsid="00123f8a" style:font-size-asian="8.75pt" style:font-size-complex="10pt"/>
    </style:style>
    <style:style style:name="P7" style:family="paragraph" style:parent-style-name="Standard">
      <style:text-properties fo:font-size="10pt" officeooo:rsid="001cdf92" officeooo:paragraph-rsid="00123f8a" style:font-size-asian="8.75pt" style:font-size-complex="10pt"/>
    </style:style>
    <style:style style:name="P8" style:family="paragraph" style:parent-style-name="Standard">
      <style:paragraph-properties fo:text-align="end" style:justify-single-word="false"/>
      <style:text-properties fo:font-size="10pt" officeooo:rsid="001690b9" officeooo:paragraph-rsid="001690b9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6pt" officeooo:rsid="0014119f" officeooo:paragraph-rsid="0014119f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4119f" officeooo:paragraph-rsid="0014119f" style:font-size-asian="14pt" style:font-weight-asian="bold" style:font-size-complex="16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14119f" officeooo:paragraph-rsid="0014119f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1690b9" officeooo:paragraph-rsid="001690b9" style:font-size-asian="10.5pt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officeooo:rsid="001690b9" officeooo:paragraph-rsid="001690b9" style:font-size-asian="10.5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officeooo:rsid="001707ed" officeooo:paragraph-rsid="001e48db" style:font-size-asian="10.5pt" style:font-size-complex="12pt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officeooo:rsid="001707ed" officeooo:paragraph-rsid="001707ed" style:font-size-asian="10.5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officeooo:rsid="0020993a" officeooo:paragraph-rsid="0020993a" style:font-size-asian="10.5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officeooo:rsid="0014119f" officeooo:paragraph-rsid="0014119f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officeooo:rsid="001e48db" officeooo:paragraph-rsid="001e48db" style:font-size-asian="12pt" style:font-size-complex="12pt"/>
    </style:style>
    <style:style style:name="P19" style:family="paragraph" style:parent-style-name="Standard">
      <style:paragraph-properties fo:text-align="end" style:justify-single-word="false"/>
      <style:text-properties fo:font-size="10pt" officeooo:rsid="001690b9" officeooo:paragraph-rsid="001e48db" style:font-size-asian="8.75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pt" officeooo:rsid="0020993a" officeooo:paragraph-rsid="0020993a" style:font-size-asian="8.75pt" style:font-size-complex="10pt"/>
    </style:style>
    <style:style style:name="P21" style:family="paragraph">
      <style:paragraph-properties fo:text-align="center"/>
    </style:style>
    <style:style style:name="T1" style:family="text">
      <style:text-properties officeooo:rsid="001707ed"/>
    </style:style>
    <style:style style:name="T2" style:family="text">
      <style:text-properties officeooo:rsid="0018a29c"/>
    </style:style>
    <style:style style:name="T3" style:family="text">
      <style:text-properties officeooo:rsid="00197291"/>
    </style:style>
    <style:style style:name="T4" style:family="text">
      <style:text-properties officeooo:rsid="001db11d"/>
    </style:style>
    <style:style style:name="T5" style:family="text">
      <style:text-properties officeooo:rsid="001e48db"/>
    </style:style>
    <style:style style:name="T6" style:family="text">
      <style:text-properties officeooo:rsid="001ff592"/>
    </style:style>
    <style:style style:name="T7" style:family="text">
      <style:text-properties officeooo:rsid="0020993a"/>
    </style:style>
    <style:style style:name="T8" style:family="text">
      <style:text-properties officeooo:rsid="0022eafd"/>
    </style:style>
    <style:style style:name="T9" style:family="text">
      <style:text-properties officeooo:rsid="00256c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style-name="gr1" draw:text-style-name="P21" svg:x1="0.0346in" svg:y1="0.372in" svg:x2="6.9236in" svg:y2="0.372in"><text:p/></draw:line>Charles Abeling</text:p>
      <text:p text:style-name="P7"/>
      <text:p text:style-name="P20"><text:a xlink:type="simple" xlink:href="http://chuckfairy.com/">http://chuckfairy.com</text:a></text:p>
      <text:p text:style-name="P6">630-639-9931 – <text:a xlink:type="simple" xlink:href="mailto:charlieabeling@gmail.com">charlieabeling@gmail.com</text:a></text:p>
      <text:p text:style-name="P10">Summary</text:p>
      <text:p text:style-name="P4"><text:tab/></text:p>
      <text:p text:style-name="P4"><text:tab/>I am <text:span text:style-name="T3">a </text:span>2<text:span text:style-name="T4">2</text:span> year old <text:span text:style-name="T8">software engineer</text:span> excelling at a number of different languages. Attention to detail, browser and code testing are <text:span text:style-name="T3">essential </text:span>for me <text:span text:style-name="T3">because I believe </text:span>every user deserve<text:span text:style-name="T3">s</text:span> a great experience. I have maintained and contributed to many open-source projects. In my free time I run, workout, am an aspiring yogi, play instruments, and compose music.</text:p>
      <text:p text:style-name="P9"/>
      <text:p text:style-name="P10">Languages</text:p>
      <text:p text:style-name="P9"/>
      <text:list xml:id="list7029385383409903167" text:style-name="L1">
        <text:list-item>
          <text:p text:style-name="P11">HTML and CSS</text:p>
        </text:list-item>
        <text:list-item>
          <text:p text:style-name="P11">JavaScript and HTML5 API</text:p>
        </text:list-item>
        <text:list-item>
          <text:p text:style-name="P11">PHP</text:p>
        </text:list-item>
        <text:list-item>
          <text:p text:style-name="P11">Bash shell programming</text:p>
        </text:list-item>
        <text:list-item>
          <text:p text:style-name="P12">Ruby</text:p>
        </text:list-item>
      </text:list>
      <text:p text:style-name="P9"/>
      <text:p text:style-name="P10">Software</text:p>
      <text:list xml:id="list636563671546732362" text:style-name="L2">
        <text:list-header>
          <text:p text:style-name="P17"/>
        </text:list-header>
        <text:list-item>
          <text:p text:style-name="P17">Adobe Creative Suite Photoshop, Illustrator, Dreamweaver, <text:span text:style-name="T7">Excel,</text:span> and InDesign</text:p>
        </text:list-item>
        <text:list-item>
          <text:p text:style-name="P17">Git version controlling and repository managing</text:p>
        </text:list-item>
        <text:list-item>
          <text:p text:style-name="P17">Unix based systems and servers</text:p>
        </text:list-item>
        <text:list-item>
          <text:p text:style-name="P17">MySQL, <text:span text:style-name="T5">MongoDB,</text:span> and SQLite databases and servers</text:p>
        </text:list-item>
        <text:list-item>
          <text:p text:style-name="P18">PHP <text:span text:style-name="T7">MVC Frameworks such as Symfony</text:span></text:p>
        </text:list-item>
        <text:list-item>
          <text:p text:style-name="P17">Blender 3D modeling and rigging</text:p>
        </text:list-item>
        <text:list-item>
          <text:p text:style-name="P17">Node.js</text:p>
        </text:list-item>
      </text:list>
      <text:p text:style-name="P9"/>
      <text:p text:style-name="P10">Experience</text:p>
      <text:p text:style-name="P10"/>
      <text:p text:style-name="P3">Synergy Marketing Partners</text:p>
      <text:p text:style-name="P19"><text:span text:style-name="T7">Junior Software Engineer</text:span>, <text:span text:style-name="T6">March</text:span> 201<text:span text:style-name="T6">5</text:span> – Current</text:p>
      <text:p text:style-name="P19"/>
      <text:list xml:id="list113276138684361095" text:style-name="L3">
        <text:list-item>
          <text:p text:style-name="P16">Managed and created dozens of sites and sweepstakes pages for our General Motors based clients.</text:p>
        </text:list-item>
        <text:list-item>
          <text:p text:style-name="P16">Headed our proprietary metrics platform for our various consumer facing sites that display CRM data for automotive clients.</text:p>
        </text:list-item>
        <text:list-item>
          <text:p text:style-name="P16">Setup web analytics metrics for consumer facing sites using Adobe Omniture.</text:p>
        </text:list-item>
        <text:list-item>
          <text:p text:style-name="P16">Created a Pinball and Bowling WebGL game for our client ACDelco for their ACDelco Garage sweepstakes platform <text:a xlink:type="simple" xlink:href="https://acdelcogarage.com/">https://acdelcogarage.com</text:a></text:p>
        </text:list-item>
        <text:list-item>
          <text:p text:style-name="P16">Created and maintain our live event team management system and brand ambassador portal.</text:p>
        </text:list-item>
        <text:list-item>
          <text:p text:style-name="P16">Created numerous reports of consumer data for our clients in outputs such as CSV, XLSX, Word doc, PDF, and image.</text:p>
        </text:list-item>
        <text:list-item>
          <text:p text:style-name="P14"><text:soft-page-break/>http://synmp.com</text:p>
        </text:list-item>
      </text:list>
      <text:p text:style-name="P4"/>
      <text:p text:style-name="P2">Lincoln Music Publications</text:p>
      <text:p text:style-name="P8">Webmaster, 2014 – Current</text:p>
      <text:list xml:id="list214549497669453" text:continue-numbering="true" text:style-name="L3">
        <text:list-item>
          <text:p text:style-name="P13">Database and site management and design</text:p>
        </text:list-item>
        <text:list-item>
          <text:p text:style-name="P13">Authorize.net and paypal payment integrations</text:p>
        </text:list-item>
        <text:list-item>
          <text:p text:style-name="P13">SEO and site analytic<text:span text:style-name="T2">s</text:span></text:p>
        </text:list-item>
        <text:list-item>
          <text:p text:style-name="P13"><text:s/><text:span text:style-name="T1">http://lincolnmusicpublications.com</text:span></text:p>
        </text:list-item>
      </text:list>
      <text:p text:style-name="P5"/>
      <text:p text:style-name="P2">Nigel Mack</text:p>
      <text:p text:style-name="P8">Web Designer, 2014 – Current</text:p>
      <text:list xml:id="list214548960157163" text:continue-numbering="true" text:style-name="L3">
        <text:list-item>
          <text:p text:style-name="P13">Wordpress designer and manager</text:p>
        </text:list-item>
        <text:list-item>
          <text:p text:style-name="P15">http://nigelmack.co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5:45:37.129051000</meta:creation-date>
    <dc:date>2016-06-09T21:45:47.799702343</dc:date>
    <meta:editing-duration>PT20H42M14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284" meta:character-count="1834" meta:non-whitespace-character-count="1608"/>
  </office:meta>
</office:document-meta>
</file>